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5.712cm" fo:margin-left="0cm" fo:margin-right="-0.012cm" table:align="margins"/>
    </style:style>
    <style:style style:name="Table1.A" style:family="table-column">
      <style:table-column-properties style:column-width="1.058cm" style:rel-column-width="2697*"/>
    </style:style>
    <style:style style:name="Table1.B" style:family="table-column">
      <style:table-column-properties style:column-width="5.98cm" style:rel-column-width="15240*"/>
    </style:style>
    <style:style style:name="Table1.C" style:family="table-column">
      <style:table-column-properties style:column-width="18.674cm" style:rel-column-width="4759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25.712cm" fo:margin-left="0cm" fo:margin-right="-0.012cm" table:align="margins"/>
    </style:style>
    <style:style style:name="Table2.A" style:family="table-column">
      <style:table-column-properties style:column-width="1.005cm" style:rel-column-width="2562*"/>
    </style:style>
    <style:style style:name="Table2.B" style:family="table-column">
      <style:table-column-properties style:column-width="6.085cm" style:rel-column-width="15510*"/>
    </style:style>
    <style:style style:name="Table2.C" style:family="table-column">
      <style:table-column-properties style:column-width="18.621cm" style:rel-column-width="4746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25.712cm" fo:margin-left="0cm" fo:margin-right="-0.012cm" table:align="margins"/>
    </style:style>
    <style:style style:name="Table3.A" style:family="table-column">
      <style:table-column-properties style:column-width="0.953cm" style:rel-column-width="2427*"/>
    </style:style>
    <style:style style:name="Table3.B" style:family="table-column">
      <style:table-column-properties style:column-width="6.165cm" style:rel-column-width="15712*"/>
    </style:style>
    <style:style style:name="Table3.C" style:family="table-column">
      <style:table-column-properties style:column-width="18.595cm" style:rel-column-width="47396*"/>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2pt" style:font-size-asian="12pt" style:font-size-complex="12pt"/>
    </style:style>
    <style:style style:name="P2" style:family="paragraph" style:parent-style-name="Table_20_Contents">
      <style:text-properties fo:font-size="12pt" fo:font-weight="bold" style:font-size-asian="12pt" style:font-weight-asian="bold" style:font-size-complex="12pt" style:font-weight-complex="bold"/>
    </style:style>
    <style:style style:name="P3" style:family="paragraph" style:parent-style-name="Table_20_Contents">
      <style:text-properties fo:font-weight="normal" style:font-weight-asian="normal" style:font-weight-complex="normal"/>
    </style:style>
    <style:style style:name="P4" style:family="paragraph" style:parent-style-name="Signature">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Heading_20_2">
      <style:paragraph-properties fo:break-before="page"/>
    </style:style>
    <style:style style:name="P7" style:family="paragraph" style:parent-style-name="Table_20_Contents">
      <style:text-properties fo:font-weight="bold" style:font-weight-asian="bold" style:font-weight-complex="bold"/>
    </style:style>
    <style:style style:name="P8" style:family="paragraph" style:parent-style-name="Title" style:master-page-name="Landscape">
      <style:paragraph-properties style:page-number="auto"/>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normal" fo:font-weight="bold" style:font-size-asian="12pt" style:font-style-asian="normal" style:font-weight-asian="bold" style:font-size-complex="12pt" style:font-style-complex="normal"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tlatch Requirements</text:p>
      <text:p text:style-name="P4">Mark H. Butler (<text:a xlink:type="simple" xlink:href="mailto:markhenrybutler@gmail.com" text:style-name="Internet_20_link" text:visited-style-name="Visited_20_Internet_20_Link">markhenrybutler@gmail.com</text:a>)</text:p>
      <text:p text:style-name="P5">Sunday 19<text:span text:style-name="T3">th</text:span> October 2014</text:p>
      <text:h text:style-name="Heading_20_2" text:outline-level="2">User support features</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No.</text:p>
          </table:table-cell>
          <table:table-cell table:style-name="Table1.A1" office:value-type="string">
            <text:p text:style-name="Table_20_Contents">Requirement </text:p>
          </table:table-cell>
          <table:table-cell table:style-name="Table1.C1" office:value-type="string">
            <text:p text:style-name="Table_20_Contents">Satisfied?</text:p>
          </table:table-cell>
        </table:table-row>
        <table:table-row>
          <table:table-cell table:style-name="Table1.A2" office:value-type="float" office:value="1">
            <text:p text:style-name="Table_20_Contents">1</text:p>
          </table:table-cell>
          <table:table-cell table:style-name="Table1.B2" office:value-type="string">
            <text:p text:style-name="Table_20_Contents">Supports multiple users via individual user accounts </text:p>
          </table:table-cell>
          <table:table-cell table:style-name="Table1.C2" office:value-type="string">
            <text:p text:style-name="Table_20_Contents">Yes the application supports multiple users via individual accounts. This is demonstrated in the video.</text:p>
            <text:p text:style-name="P1"><text:span text:style-name="T1">PotlatchClient/src/com/pataniqa/coursera/potlatch/ui/LoginActivity.java</text:span> </text:p>
            <text:p text:style-name="P2">PotlatchServer/src/main/java/com/pataniqa/coursera/potlatch/auth/OAuth2SecurityConfiguration.java (lines 92 – 103).</text:p>
          </table:table-cell>
        </table:table-row>
        <table:table-row>
          <table:table-cell table:style-name="Table1.A2" office:value-type="float" office:value="2">
            <text:p text:style-name="Table_20_Contents">2</text:p>
          </table:table-cell>
          <table:table-cell table:style-name="Table1.B2" office:value-type="string">
            <text:p text:style-name="Table_20_Contents">Contains one user facing function only available to authenticated users</text:p>
          </table:table-cell>
          <table:table-cell table:style-name="Table1.C2" office:value-type="string">
            <text:p text:style-name="Table_20_Contents">Authentication is required to access all functions. Users have to login before they can view or create gifts as demonstrated in the video. </text:p>
            <text:p text:style-name="Table_20_Contents"><text:span text:style-name="T5">PotlatchServer/src/main/java/com/pataniqa/coursera/potlatch/auth/</text:span><text:span text:style-name="T1">Oauth2SecurityConfiguration.java (lines 92 – 103).</text:span></text:p>
          </table:table-cell>
        </table:table-row>
        <table:table-row>
          <table:table-cell table:style-name="Table1.A2" office:value-type="float" office:value="3">
            <text:p text:style-name="Table_20_Contents">3</text:p>
          </table:table-cell>
          <table:table-cell table:style-name="Table1.B2" office:value-type="string">
            <text:p text:style-name="Table_20_Contents">Users can navigate between 3 or more interface screens at runtime</text:p>
          </table:table-cell>
          <table:table-cell table:style-name="Table1.C2" office:value-type="string">
            <text:p text:style-name="Table_20_Contents">There four main screens: login, gift view, gift creation / editing and user preferences. This is demonstrated in the video. </text:p>
            <text:p text:style-name="Table_20_Contents"><text:span text:style-name="T5">PotlatchClient/src/com/pataniqa/coursera/potlatch/ui/</text:span><text:span text:style-name="T1">LoginActivity.java</text:span></text:p>
            <text:p text:style-name="Table_20_Contents"><text:span text:style-name="T5">PotlatchClient/src/com/pataniqa/coursera/potlatch/ui/</text:span><text:span text:style-name="T1">ListGiftsActivity.java</text:span></text:p>
            <text:p text:style-name="Table_20_Contents"><text:span text:style-name="T5">PotlatchClient/src/com/pataniqa/coursera/potlatch/ui/</text:span><text:span text:style-name="T1">SettingsActitivy.java</text:span></text:p>
            <text:p text:style-name="Table_20_Contents"><text:span text:style-name="T5">PotlatchClient/src/com/pataniqa/coursera/potlatch/ui/</text:span><text:span text:style-name="T1">ViewGiftActivity.java</text:span></text:p>
          </table:table-cell>
        </table:table-row>
      </table:table>
      <text:h text:style-name="Heading_20_2" text:outline-level="2"/>
      <text:h text:style-name="P6" text:outline-level="2">Technical Feature Requirements</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No.</text:p>
          </table:table-cell>
          <table:table-cell table:style-name="Table2.A1" office:value-type="string">
            <text:p text:style-name="Table_20_Contents">Requirement</text:p>
          </table:table-cell>
          <table:table-cell table:style-name="Table2.C1" office:value-type="string">
            <text:p text:style-name="Table_20_Contents">Satisfied?</text:p>
          </table:table-cell>
        </table:table-row>
        <table:table-row>
          <table:table-cell table:style-name="Table2.A2" office:value-type="float" office:value="4">
            <text:p text:style-name="Table_20_Contents">4</text:p>
          </table:table-cell>
          <table:table-cell table:style-name="Table2.B2" office:value-type="string">
            <text:p text:style-name="Table_20_Contents">App implementation must comprise of at least 1 instance of at least 2 of the following fundamental Android components: Activity, BroadcastReceiver, Service, ContentProvider</text:p>
          </table:table-cell>
          <table:table-cell table:style-name="Table2.C2" office:value-type="string">
            <text:p text:style-name="Table_20_Contents">The application uses 9 Android activities.</text:p>
            <text:p text:style-name="Table_20_Contents"><text:span text:style-name="T5">PotlatchClient/src/com/pataniqa/coursera/potlatch/ui/</text:span><text:span text:style-name="T1">LoginActivity.java</text:span></text:p>
            <text:p text:style-name="Table_20_Contents"><text:span text:style-name="T5">PotlatchClient/src/com/pataniqa/coursera/potlatch/ui/</text:span><text:span text:style-name="T1">ListGiftsActivity.java</text:span></text:p>
            <text:p text:style-name="Table_20_Contents"><text:span text:style-name="T5">PotlatchClient/src/com/pataniqa/coursera/potlatch/ui/</text:span><text:span text:style-name="T1">SettingsActitivy.java</text:span></text:p>
            <text:p text:style-name="Table_20_Contents"><text:span text:style-name="T5">PotlatchClient/src/com/pataniqa/coursera/potlatch/ui/</text:span><text:span text:style-name="T1">ViewGiftActivity.java</text:span></text:p>
            <text:p text:style-name="Table_20_Contents"><text:span text:style-name="T4">I</text:span>t uses a service for uploading images and videos in the background</text:p>
            <text:p text:style-name="Table_20_Contents"><text:span text:style-name="T6">PotlatchClient/src/com/pataniqa/coursera/potlatch/ui/</text:span><text:span text:style-name="T2">UploadService.java</text:span> </text:p>
          </table:table-cell>
        </table:table-row>
        <table:table-row>
          <table:table-cell table:style-name="Table2.A2" office:value-type="float" office:value="5">
            <text:p text:style-name="Table_20_Contents">5</text:p>
          </table:table-cell>
          <table:table-cell table:style-name="Table2.B2" office:value-type="string">
            <text:p text:style-name="Table_20_Contents">App must interact over the network via HTTP</text:p>
          </table:table-cell>
          <table:table-cell table:style-name="Table2.C2" office:value-type="string">
            <text:p text:style-name="Table_20_Contents">This is demonstrated in the video. </text:p>
            <text:p text:style-name="P7">PotlatchCommon/src/main/java/com/pataniqa/coursera/potlatch/store/remote/RemoteGiftApi.java</text:p>
            <text:p text:style-name="P7">PotlatchCommon/src/main/java/com/pataniqa/coursera/potlatch/store/remote/RemoteGiftChainApi.java</text:p>
            <text:p text:style-name="P7">PotlatchCommon/src/main/java/com/pataniqa/coursera/potlatch/store/remote/RemoteUserApi.java</text:p>
          </table:table-cell>
        </table:table-row>
        <table:table-row>
          <table:table-cell table:style-name="Table2.A2" office:value-type="float" office:value="6">
            <text:p text:style-name="Table_20_Contents">6</text:p>
          </table:table-cell>
          <table:table-cell table:style-name="Table2.B2" office:value-type="string">
            <text:p text:style-name="Table_20_Contents">App must interact with at least one remotely-hosted Java Spring-based service</text:p>
          </table:table-cell>
          <table:table-cell table:style-name="Table2.C2" office:value-type="string">
            <text:p text:style-name="Table_20_Contents">This is demonstrated in the video. The server is the PotlatchServer project. </text:p>
            <text:p text:style-name="P7">PotlatchServer/src/main/java/com/pataniqa/coursera/potlatch/server/Application.java (line 32)</text:p>
          </table:table-cell>
        </table:table-row>
        <table:table-row>
          <table:table-cell table:style-name="Table2.A2" office:value-type="float" office:value="7">
            <text:p text:style-name="Table_20_Contents">7</text:p>
          </table:table-cell>
          <table:table-cell table:style-name="Table2.B2" office:value-type="string">
            <text:p text:style-name="Table_20_Contents">App must use at least one advanced capability or API from the following list (covered in the MoCCA specialization): multimedia playback, touch gestures, sensors, animation.</text:p>
          </table:table-cell>
          <table:table-cell table:style-name="Table2.C2" office:value-type="string">
            <text:p text:style-name="Table_20_Contents">The app uses supports uploading, downloading and playing videos, which is a form of multimedia playback (NOTE: this functionality may not work. It worked on the local store but there was insufficient time to test it after moving to the remote store.)<text:span text:style-name="T1"> </text:span></text:p>
            <text:p text:style-name="Table_20_Contents"><text:span text:style-name="T5">PotlatchClient/src/com/pataniqa/coursera/potlatch/ui/</text:span><text:span text:style-name="T1">VideoDetailActivity.java (line 76)</text:span></text:p>
            <text:p text:style-name="Table_20_Contents"><text:span text:style-name="T5">PotlatchClient/src/com/pataniqa/coursera/potlatch/ui/</text:span><text:span text:style-name="T1">ViewGiftActivity.java (line 151)</text:span></text:p>
          </table:table-cell>
        </table:table-row>
      </table:table>
      <text:h text:style-name="Heading_20_2" text:outline-level="2"/>
      <text:h text:style-name="P6" text:outline-level="2">Project Specific Requirements</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No.</text:p>
          </table:table-cell>
          <table:table-cell table:style-name="Table3.A1" office:value-type="string">
            <text:p text:style-name="Table_20_Contents">Requrement</text:p>
          </table:table-cell>
          <table:table-cell table:style-name="Table3.C1" office:value-type="string">
            <text:p text:style-name="Table_20_Contents">Satisifed?</text:p>
          </table:table-cell>
        </table:table-row>
        <table:table-row>
          <table:table-cell table:style-name="Table3.A2" office:value-type="float" office:value="8">
            <text:p text:style-name="Table_20_Contents">8</text:p>
          </table:table-cell>
          <table:table-cell table:style-name="Table3.B2" office:value-type="string">
            <text:p text:style-name="Table_20_Contents">App defines a Gift as a unit of data containing an image, a title and an optional accompanying text.</text:p>
          </table:table-cell>
          <table:table-cell table:style-name="Table3.C2" office:value-type="string">
            <text:p text:style-name="Table_20_Contents">Yes. This is demonstrated in the video. </text:p>
            <text:p text:style-name="P7">PotlatchCommon/src/main/java/com/pataniqa/coursera/potlatch/model/Gift.java</text:p>
          </table:table-cell>
        </table:table-row>
        <table:table-row>
          <table:table-cell table:style-name="Table3.A2" office:value-type="float" office:value="9">
            <text:p text:style-name="Table_20_Contents">9</text:p>
          </table:table-cell>
          <table:table-cell table:style-name="Table3.B2" office:value-type="string">
            <text:p text:style-name="Table_20_Contents">App defines a Gift as a unit of data containing an image, a title and optional accompanying text. A User can create a gift by taking a picture (or optionally by selecting an image already stored on the device) entering a title, and optionally typing in accompanying text.</text:p>
          </table:table-cell>
          <table:table-cell table:style-name="Table3.C2" office:value-type="string">
            <text:p text:style-name="Table_20_Contents">This is demonstrated in the video. Due to emulator limitations the video demonstrates selecting an existing image rather than taking a new image or uploading a video.<text:span text:style-name="T1"> </text:span></text:p>
            <text:p text:style-name="Table_20_Contents"><text:span text:style-name="T5">PotlatchClient/src/com/pataniqa/coursera/potlatch/ui/</text:span><text:span text:style-name="T1">ViewGiftActivity.java (lines 83 – 105 and 127 - 162)</text:span></text:p>
          </table:table-cell>
        </table:table-row>
        <table:table-row>
          <table:table-cell table:style-name="Table3.A2" office:value-type="float" office:value="10">
            <text:p text:style-name="Table_20_Contents">10</text:p>
          </table:table-cell>
          <table:table-cell table:style-name="Table3.B2" office:value-type="string">
            <text:p text:style-name="Table_20_Contents">Once the Gift is complete the User can post the Gift to a Gift Chain (which is one or more related Gifts). </text:p>
          </table:table-cell>
          <table:table-cell table:style-name="Table3.C2" office:value-type="string">
            <text:p text:style-name="Table_20_Contents">This is demonstrated in the video. The user selects the gift chain by typing the gift chain name. The text box supports gift name autocompletion. </text:p>
            <text:p text:style-name="Table_20_Contents"><text:span text:style-name="T5">PotlatchClient/src/com/pataniqa/coursera/potlatch/ui/</text:span><text:span text:style-name="T1">ViewGiftActivity.java (lines 204 – 230, 232 – 250)</text:span></text:p>
            <text:p text:style-name="Table_20_Contents"><text:span text:style-name="T5">PotlatchClient/src/com/pataniqa/coursera/potlatch/ui/</text:span><text:span text:style-name="T1">CreateGiftActivity.java (lines 48-97)</text:span></text:p>
          </table:table-cell>
        </table:table-row>
        <table:table-row>
          <table:table-cell table:style-name="Table3.A2" office:value-type="float" office:value="11">
            <text:p text:style-name="Table_20_Contents">11</text:p>
          </table:table-cell>
          <table:table-cell table:style-name="Table3.B2" office:value-type="string">
            <text:p text:style-name="Table_20_Contents">Gift data is stored to and retrieved from a web-based service accessible in the cloud.</text:p>
          </table:table-cell>
          <table:table-cell table:style-name="Table3.C2" office:value-type="string">
            <text:p text:style-name="Table_20_Contents">Yes. This is demonstrated in the video. For the client see:</text:p>
            <text:p text:style-name="P7">PotlatchCommon/src/main/java/com/pataniqa/coursera/potlatch/store/remote/RemoteGiftApi.java</text:p>
            <text:p text:style-name="P7">PotlatchCommon/src/main/java/com/pataniqa/coursera/potlatch/store/remote/RemoteGiftChainApi.java</text:p>
            <text:p text:style-name="P7">PotlatchCommon/src/main/java/com/pataniqa/coursera/potlatch/store/remote/RemoteUserApi.java</text:p>
            <text:p text:style-name="P3">For the server see</text:p>
            <text:p text:style-name="P7">PotlatchServer/src/main/java/com/pataniqa/coursera/potlatch/server/GiftChainService.java</text:p>
            <text:p text:style-name="P7">PotlatchServer/src/main/java/com/pataniqa/coursera/potlatch/server/GiftService.java</text:p>
            <text:p text:style-name="P7">PotlatchServer/src/main/java/com/pataniqa/coursera/potlatch/server/UserService.java</text:p>
          </table:table-cell>
        </table:table-row>
        <table:table-row>
          <table:table-cell table:style-name="Table3.A2" office:value-type="float" office:value="12">
            <text:p text:style-name="Table_20_Contents">12</text:p>
          </table:table-cell>
          <table:table-cell table:style-name="Table3.B2" office:value-type="string">
            <text:p text:style-name="Table_20_Contents">The post operation used to store Gift data requires an authenticated user account. </text:p>
          </table:table-cell>
          <table:table-cell table:style-name="Table3.C2" office:value-type="string">
            <text:p text:style-name="Table_20_Contents">Yes. All operations using the cloud store require the user to be authenticated.<text:span text:style-name="T1"> </text:span><text:span text:style-name="T5">PotlatchServer/src/main/java/com/pataniqa/coursera/potlatch/auth/</text:span><text:span text:style-name="T1">Oauth2SecurityConfiguration.java (lines 92 – 103).</text:span></text:p>
          </table:table-cell>
        </table:table-row>
        <text:soft-page-break/>
        <table:table-row>
          <table:table-cell table:style-name="Table3.A2" office:value-type="float" office:value="13">
            <text:p text:style-name="Table_20_Contents">13</text:p>
          </table:table-cell>
          <table:table-cell table:style-name="Table3.B2" office:value-type="string">
            <text:p text:style-name="Table_20_Contents">Users can view Gifts that have been posted. </text:p>
          </table:table-cell>
          <table:table-cell table:style-name="Table3.C2" office:value-type="string">
            <text:p text:style-name="Table_20_Contents">Yes. This is demonstrated in the video. </text:p>
            <text:p text:style-name="Table_20_Contents"><text:span text:style-name="T5">PotlatchClient/src/com/pataniqa/coursera/potlatch/ui/</text:span><text:span text:style-name="T1">ListGiftsActivity.java (lines 312 – 331)</text:span></text:p>
            <text:p text:style-name="Table_20_Contents"><text:span text:style-name="T5">PotlatchClient/src/com/pataniqa/coursera/potlatch/ui/</text:span><text:span text:style-name="T1">GiftDataArrayAdapter.java (lines 121 -129)</text:span></text:p>
          </table:table-cell>
        </table:table-row>
        <table:table-row>
          <table:table-cell table:style-name="Table3.A2" office:value-type="float" office:value="14">
            <text:p text:style-name="Table_20_Contents">14</text:p>
          </table:table-cell>
          <table:table-cell table:style-name="Table3.B2" office:value-type="string">
            <text:p text:style-name="Table_20_Contents">Users can do text searches for Gifts performed only on the Gift's title.</text:p>
          </table:table-cell>
          <table:table-cell table:style-name="Table3.C2" office:value-type="string">
            <text:p text:style-name="Table_20_Contents">Yes. This is demonstrated in the video. </text:p>
            <text:p text:style-name="Table_20_Contents"><text:span text:style-name="T5">PotlatchClient/src/com/pataniqa/coursera/potlatch/ui/</text:span><text:span text:style-name="T1">ListGiftsActivity.java (lines 144 – 168). </text:span></text:p>
          </table:table-cell>
        </table:table-row>
        <table:table-row>
          <table:table-cell table:style-name="Table3.A2" office:value-type="float" office:value="15">
            <text:p text:style-name="Table_20_Contents">15</text:p>
          </table:table-cell>
          <table:table-cell table:style-name="Table3.B2" office:value-type="string">
            <text:p text:style-name="Table_20_Contents">Gifts matching the search criterion are returned for user viewing.</text:p>
          </table:table-cell>
          <table:table-cell table:style-name="Table3.C2" office:value-type="string">
            <text:p text:style-name="Table_20_Contents">Yes - see the video.<text:span text:style-name="T1"> </text:span></text:p>
            <text:p text:style-name="Table_20_Contents"><text:span text:style-name="T5">PotlatchClient/src/com/pataniqa/coursera/potlatch/ui/</text:span><text:span text:style-name="T1">GiftActivity.java (lines 123 - 135)</text:span></text:p>
          </table:table-cell>
        </table:table-row>
        <table:table-row>
          <table:table-cell table:style-name="Table3.A2" office:value-type="float" office:value="16">
            <text:p text:style-name="Table_20_Contents">16</text:p>
          </table:table-cell>
          <table:table-cell table:style-name="Table3.B2" office:value-type="string">
            <text:p text:style-name="Table_20_Contents">Users can indicate they were touched by a Gift at most once per Gift (i.e. double touching is not allowed) and can also flag Gifts as being obscene or inappropriate. Users can set a preference that prevents the display of Gifts flagged as obscene or inappropriate. </text:p>
          </table:table-cell>
          <table:table-cell table:style-name="Table3.C2" office:value-type="string">
            <text:p text:style-name="Table_20_Contents">Yes - see the video. </text:p>
            <text:p text:style-name="Table_20_Contents"><text:span text:style-name="T5">PotlatchClient/src/com/pataniqa/coursera/potlatch/ui/</text:span><text:span text:style-name="T1">GiftDataArrayAdapter.java (lines 130 – 150).</text:span></text:p>
          </table:table-cell>
        </table:table-row>
        <table:table-row>
          <table:table-cell table:style-name="Table3.A2" office:value-type="float" office:value="17">
            <text:p text:style-name="Table_20_Contents">17</text:p>
          </table:table-cell>
          <table:table-cell table:style-name="Table3.B2" office:value-type="string">
            <text:p text:style-name="Table_20_Contents">Touched counts are displayed with each gift. These counts can be periodically updated in accordance with user-specified preference (e.g. touched counts are updated every 1, 5 or 60 minutes) via push notifications for continuous updates.</text:p>
          </table:table-cell>
          <table:table-cell table:style-name="Table3.C2" office:value-type="string">
            <text:p text:style-name="Table_20_Contents">The results and touched counts are periodically updated, but this is done by the client manually polling the server. It is not clear that push notifications make sense here: unlike an email, where we want to know about every email we have received, we do not need to know about every gift that is posted, especially if we are not using the application. However if we are actively using the application, we might wish to see updates. However this does have the disadvantge this will cause increased load on the server – although there are other ways of mitigating this apart from using push notifications. </text:p>
            <text:p text:style-name="Table_20_Contents"><text:span text:style-name="T5">PotlatchClient/src/com/pataniqa/coursera/potlatch/ui/</text:span><text:span text:style-name="T1">ListGiftsActivity.java (lines 188 – 208)</text:span></text:p>
          </table:table-cell>
        </table:table-row>
        <table:table-row>
          <table:table-cell table:style-name="Table3.A2" office:value-type="float" office:value="18">
            <text:p text:style-name="Table_20_Contents">18</text:p>
          </table:table-cell>
          <table:table-cell table:style-name="Table3.B2" office:value-type="string">
            <text:p text:style-name="Table_20_Contents">App can display information about the top "gift givers" i.e. those whose Gifts have touched the most people.</text:p>
          </table:table-cell>
          <table:table-cell table:style-name="Table3.C2" office:value-type="string">
            <text:p text:style-name="Table_20_Contents">Yes – this is demonstrated in the video. </text:p>
            <text:p text:style-name="P7">PotlatchServer/src/main/java/com/pataniqa/coursera/potlatch/server/GiftService.java (lines 211 – 242) </text:p>
            <text:p text:style-name="P7">PotlatchClient/src/com/pataniqa/coursera/potlatch/ui/GiftQuery (lines 129)</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Butler</meta:initial-creator>
    <meta:creation-date>2014-10-19T19:35:56</meta:creation-date>
    <dc:date>2014-10-20T03:38:18</dc:date>
    <dc:creator>Mark Butler</dc:creator>
    <meta:editing-duration>PT23M7S</meta:editing-duration>
    <meta:editing-cycles>25</meta:editing-cycles>
    <meta:generator>OpenOffice/4.1.0$Unix OpenOffice.org_project/410m18$Build-9764</meta:generator>
    <meta:document-statistic meta:table-count="3" meta:image-count="0" meta:object-count="0" meta:page-count="4" meta:paragraph-count="107" meta:word-count="849" meta:character-count="7735"/>
  </office:meta>
</office:document-meta>
</file>